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7608CDAF1C0357920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0543in" svg:height="4.7717in" draw:z-index="0"><draw:image xlink:href="Pictures/10000201000007D0000007608CDAF1C035792046.png" xlink:type="simple" xlink:show="embed" xlink:actuate="onLoad"/></draw:frame><draw:frame draw:style-name="fr2" draw:name="Image2" text:anchor-type="paragraph" svg:x="0.8055in" svg:y="5.298in" svg:width="5.0827in" svg:height="4.798in" draw:z-index="1"><draw:image xlink:href="Pictures/10000201000007D0000007608CDAF1C0357920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9:31:26.864428528</meta:creation-date>
    <meta:print-date>2017-10-04T09:38:23.116084663</meta:print-date>
    <dc:date>2017-10-04T09:39:07.714559251</dc:date>
    <meta:editing-duration>PT7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